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6:Sheet1.B61 Sheet1.C5:Sheet1.C5 Sheet1.C6:Sheet1.C61 Sheet1.B6:Sheet1.B61 Sheet1.D5:Sheet1.D5 Sheet1.D6:Sheet1.D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5" table:default-cell-style-name="Default"/>
        <table:table-row table:style-name="ro1">
          <table:table-cell table:style-name="ce1"/>
          <table:table-cell table:number-columns-repeated="54"/>
        </table:table-row>
        <table:table-row table:style-name="ro1" table:number-rows-repeated="3">
          <table:table-cell/>
          <table:table-cell table:style-name="ce1"/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51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2]" office:value-type="float" office:value="-11.4591559026165" calcext:value-type="float">
            <text:p>-11.4591559026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3]" office:value-type="float" office:value="-22.9183118052329" calcext:value-type="float">
            <text:p>-22.9183118052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14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5]" office:value-type="float" office:value="5.72957795130823" calcext:value-type="float">
            <text:p>5.7295779513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6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17]" office:value-type="float" office:value="22.9183118052329" calcext:value-type="float">
            <text:p>22.918311805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18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51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3]" office:value-type="float" office:value="5.72957795130823" calcext:value-type="float">
            <text:p>5.729577951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4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25]" office:value-type="float" office:value="17.1887338539247" calcext:value-type="float">
            <text:p>17.1887338539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6]" office:value-type="float" office:value="22.9183118052329" calcext:value-type="float">
            <text:p>22.918311805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8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7" calcext:value-type="float">
            <text:p>-0.7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3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4]" office:value-type="float" office:value="22.9183118052329" calcext:value-type="float">
            <text:p>22.918311805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35]" office:value-type="float" office:value="34.3774677078494" calcext:value-type="float">
            <text:p>34.3774677078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6]" office:value-type="float" office:value="40.1070456591576" calcext:value-type="float">
            <text:p>40.107045659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7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3]" office:value-type="float" office:value="5.72957795130823" calcext:value-type="float">
            <text:p>5.729577951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4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45]" office:value-type="float" office:value="17.1887338539247" calcext:value-type="float">
            <text:p>17.1887338539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6]" office:value-type="float" office:value="22.9183118052329" calcext:value-type="float">
            <text:p>22.9183118052</text:p>
          </table:table-cell>
          <table:table-cell table:number-columns-repeated="49"/>
        </table:table-row>
        <table:table-row table:style-name="ro1">
          <table:table-cell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47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1]" office:value-type="float" office:value="5.72957795130823" calcext:value-type="float">
            <text:p>5.729577951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2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3]" office:value-type="float" office:value="22.9183118052329" calcext:value-type="float">
            <text:p>22.918311805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4]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51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51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7]" office:value-type="float" office:value="5.72957795130823" calcext:value-type="float">
            <text:p>5.7295779513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8]" office:value-type="float" office:value="11.4591559026165" calcext:value-type="float">
            <text:p>11.4591559026</text:p>
          </table:table-cell>
          <table:table-cell table:number-columns-repeated="49"/>
        </table:table-row>
        <table:table-row table:style-name="ro1" table:number-rows-repeated="7"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2"/>
        </table:table-row>
        <table:table-row table:style-name="ro1" table:number-rows-repeated="7">
          <table:table-cell table:number-columns-repeated="5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  <table:database-ranges>
        <table:database-range table:name="__Anonymous_Sheet_DB__0" table:target-range-address="Sheet1.B5:Sheet1.D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3:35:42.34877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Jagtap</meta:initial-creator>
    <meta:creation-date>2017-03-12T21:10:23.548477846</meta:creation-date>
    <dc:date>2017-05-04T13:54:40.165334942</dc:date>
    <dc:creator>Vinayak Jagtap</dc:creator>
    <meta:editing-duration>PT2H37M54S</meta:editing-duration>
    <meta:editing-cycles>8</meta:editing-cycles>
    <meta:generator>LibreOffice/4.2.8.2$Linux_X86_64 LibreOffice_project/420m0$Build-2</meta:generator>
    <meta:document-statistic meta:table-count="1" meta:cell-count="353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6:Sheet1.D61 Sheet1.C5:Sheet1.D5" chart:data-source-has-labels="row" svg:x="0.478cm" svg:y="0.307cm" svg:width="21.422cm" svg:height="14.739cm">
          <chartooo:coordinate-region svg:x="0.77cm" svg:y="0.506cm" svg:width="20.89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61" chart:label-cell-address="Sheet1.C5:Sheet1.C5" chart:class="chart:scatter">
            <chart:domain table:cell-range-address="Sheet1.B6:Sheet1.B61"/>
            <chart:data-point chart:repeated="56"/>
          </chart:series>
          <chart:series chart:style-name="ch7" chart:values-cell-range-address="Sheet1.D6:Sheet1.D61" chart:label-cell-address="Sheet1.D5:Sheet1.D5" chart:class="chart:scatter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Sheet1.B6:Sheet1.B61</svg:desc>
                </draw:g>
              </table:table-cell>
              <table:table-cell office:value-type="float" office:value="0.3">
                <text:p>0.3</text:p>
                <draw:g>
                  <svg:desc>Sheet1.C6:Sheet1.C61</svg:desc>
                </draw:g>
              </table:table-cell>
              <table:table-cell office:value-type="float" office:value="-0.1">
                <text:p>-0.1</text:p>
                <draw:g>
                  <svg:desc>Sheet1.D6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